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IPA Pゴシック" svg:font-family="'Liberation SansIPA P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142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top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ext-properties style:font-name="Liberation SansIPA Pゴシック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日にち</text:p>
          </table:table-cell>
          <table:table-cell table:style-name="ce1" office:value-type="string" calcext:value-type="string">
            <text:p>曜日</text:p>
          </table:table-cell>
          <table:table-cell table:style-name="ce1" office:value-type="string" calcext:value-type="string">
            <text:p>店舗名</text:p>
          </table:table-cell>
          <table:table-cell table:style-name="ce1" office:value-type="string" calcext:value-type="string">
            <text:p>特典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丸亀製麺</text:p>
          </table:table-cell>
          <table:table-cell table:style-name="ce1" office:value-type="string" calcext:value-type="string">
            <text:p>釜揚げうどん(並)280円→140円 (大)380円→190円 (特)480円→240円</text:p>
          </table:table-cell>
          <table:table-cell/>
          <table:table-cell table:formula="of:=&quot;INSERT INTO SHINJUKU_LUNCH VALUES ('&quot;&amp;[.A2]&amp;&quot;','&quot;&amp;[.B2]&amp;&quot;','&quot;&amp;[.C2]&amp;&quot;','&quot;&amp;[.D2]&amp;&quot;');&quot;" office:value-type="string" office:string-value="INSERT INTO SHINJUKU_LUNCH VALUES ('1','','丸亀製麺','釜揚げうどん(並)280円→140円 (大)380円→190円 (特)480円→240円');" calcext:value-type="string">
            <text:p>INSERT INTO SHINJUKU_LUNCH VALUES ('1','','丸亀製麺','釜揚げうどん(並)280円→140円 (大)380円→190円 (特)480円→240円');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ゴーゴーカレー</text:p>
          </table:table-cell>
          <table:table-cell table:style-name="ce1" office:value-type="string" calcext:value-type="string">
            <text:p>トッピングサービス券プレゼント</text:p>
          </table:table-cell>
          <table:table-cell/>
          <table:table-cell table:formula="of:=&quot;INSERT INTO SHINJUKU_LUNCH VALUES ('&quot;&amp;[.A3]&amp;&quot;','&quot;&amp;[.B3]&amp;&quot;','&quot;&amp;[.C3]&amp;&quot;','&quot;&amp;[.D3]&amp;&quot;');&quot;" office:value-type="string" office:string-value="INSERT INTO SHINJUKU_LUNCH VALUES ('5','','ゴーゴーカレー','トッピングサービス券プレゼント');" calcext:value-type="string">
            <text:p>INSERT INTO SHINJUKU_LUNCH VALUES ('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ゴーゴーカレー</text:p>
          </table:table-cell>
          <table:table-cell table:style-name="ce1" office:value-type="string" calcext:value-type="string">
            <text:p>トッピングサービス券プレゼント</text:p>
          </table:table-cell>
          <table:table-cell/>
          <table:table-cell table:formula="of:=&quot;INSERT INTO SHINJUKU_LUNCH VALUES ('&quot;&amp;[.A4]&amp;&quot;','&quot;&amp;[.B4]&amp;&quot;','&quot;&amp;[.C4]&amp;&quot;','&quot;&amp;[.D4]&amp;&quot;');&quot;" office:value-type="string" office:string-value="INSERT INTO SHINJUKU_LUNCH VALUES ('15','','ゴーゴーカレー','トッピングサービス券プレゼント');" calcext:value-type="string">
            <text:p>INSERT INTO SHINJUKU_LUNCH VALUES ('1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ゴーゴーカレー</text:p>
          </table:table-cell>
          <table:table-cell table:style-name="ce1" office:value-type="string" calcext:value-type="string">
            <text:p>トッピングサービス券プレゼント</text:p>
          </table:table-cell>
          <table:table-cell/>
          <table:table-cell table:formula="of:=&quot;INSERT INTO SHINJUKU_LUNCH VALUES ('&quot;&amp;[.A5]&amp;&quot;','&quot;&amp;[.B5]&amp;&quot;','&quot;&amp;[.C5]&amp;&quot;','&quot;&amp;[.D5]&amp;&quot;');&quot;" office:value-type="string" office:string-value="INSERT INTO SHINJUKU_LUNCH VALUES ('25','','ゴーゴーカレー','トッピングサービス券プレゼント');" calcext:value-type="string">
            <text:p>INSERT INTO SHINJUKU_LUNCH VALUES ('2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サブウェイ</text:p>
          </table:table-cell>
          <table:table-cell table:style-name="ce1" office:value-type="string" calcext:value-type="string">
            <text:p>サブクラブカードのポイント5倍</text:p>
          </table:table-cell>
          <table:table-cell/>
          <table:table-cell table:formula="of:=&quot;INSERT INTO SHINJUKU_LUNCH VALUES ('&quot;&amp;[.A6]&amp;&quot;','&quot;&amp;[.B6]&amp;&quot;','&quot;&amp;[.C6]&amp;&quot;','&quot;&amp;[.D6]&amp;&quot;');&quot;" office:value-type="string" office:string-value="INSERT INTO SHINJUKU_LUNCH VALUES ('5','','サブウェイ','サブクラブカードのポイント5倍');" calcext:value-type="string">
            <text:p>INSERT INTO SHINJUKU_LUNCH VALUES ('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サブウェイ</text:p>
          </table:table-cell>
          <table:table-cell table:style-name="ce1" office:value-type="string" calcext:value-type="string">
            <text:p>サブクラブカードのポイント5倍</text:p>
          </table:table-cell>
          <table:table-cell/>
          <table:table-cell table:formula="of:=&quot;INSERT INTO SHINJUKU_LUNCH VALUES ('&quot;&amp;[.A7]&amp;&quot;','&quot;&amp;[.B7]&amp;&quot;','&quot;&amp;[.C7]&amp;&quot;','&quot;&amp;[.D7]&amp;&quot;');&quot;" office:value-type="string" office:string-value="INSERT INTO SHINJUKU_LUNCH VALUES ('15','','サブウェイ','サブクラブカードのポイント5倍');" calcext:value-type="string">
            <text:p>INSERT INTO SHINJUKU_LUNCH VALUES ('1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サブウェイ</text:p>
          </table:table-cell>
          <table:table-cell table:style-name="ce1" office:value-type="string" calcext:value-type="string">
            <text:p>サブクラブカードのポイント5倍</text:p>
          </table:table-cell>
          <table:table-cell/>
          <table:table-cell table:formula="of:=&quot;INSERT INTO SHINJUKU_LUNCH VALUES ('&quot;&amp;[.A8]&amp;&quot;','&quot;&amp;[.B8]&amp;&quot;','&quot;&amp;[.C8]&amp;&quot;','&quot;&amp;[.D8]&amp;&quot;');&quot;" office:value-type="string" office:string-value="INSERT INTO SHINJUKU_LUNCH VALUES ('25','','サブウェイ','サブクラブカードのポイント5倍');" calcext:value-type="string">
            <text:p>INSERT INTO SHINJUKU_LUNCH VALUES ('2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築地銀だこ</text:p>
          </table:table-cell>
          <table:table-cell table:style-name="ce1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HINJUKU_LUNCH VALUES ('&quot;&amp;[.A9]&amp;&quot;','&quot;&amp;[.B9]&amp;&quot;','&quot;&amp;[.C9]&amp;&quot;','&quot;&amp;[.D9]&amp;&quot;');&quot;" office:value-type="string" office:string-value="INSERT INTO SHINJUKU_LUNCH VALUES ('8','','築地銀だこ','たこ焼1舟（6個入り以上）で2個のスタンプがもらえる');" calcext:value-type="string">
            <text:p>INSERT INTO SHINJUKU_LUNCH VALUES ('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築地銀だこ</text:p>
          </table:table-cell>
          <table:table-cell table:style-name="ce1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HINJUKU_LUNCH VALUES ('&quot;&amp;[.A10]&amp;&quot;','&quot;&amp;[.B10]&amp;&quot;','&quot;&amp;[.C10]&amp;&quot;','&quot;&amp;[.D10]&amp;&quot;');&quot;" office:value-type="string" office:string-value="INSERT INTO SHINJUKU_LUNCH VALUES ('18','','築地銀だこ','たこ焼1舟（6個入り以上）で2個のスタンプがもらえる');" calcext:value-type="string">
            <text:p>INSERT INTO SHINJUKU_LUNCH VALUES ('1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築地銀だこ</text:p>
          </table:table-cell>
          <table:table-cell table:style-name="ce1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HINJUKU_LUNCH VALUES ('&quot;&amp;[.A11]&amp;&quot;','&quot;&amp;[.B11]&amp;&quot;','&quot;&amp;[.C11]&amp;&quot;','&quot;&amp;[.D11]&amp;&quot;');&quot;" office:value-type="string" office:string-value="INSERT INTO SHINJUKU_LUNCH VALUES ('28','','築地銀だこ','たこ焼1舟（6個入り以上）で2個のスタンプがもらえる');" calcext:value-type="string">
            <text:p>INSERT INTO SHINJUKU_LUNCH VALUES ('2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ロッテリア</text:p>
          </table:table-cell>
          <table:table-cell table:style-name="ce1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HINJUKU_LUNCH VALUES ('&quot;&amp;[.A12]&amp;&quot;','&quot;&amp;[.B12]&amp;&quot;','&quot;&amp;[.C12]&amp;&quot;','&quot;&amp;[.D12]&amp;&quot;');&quot;" office:value-type="string" office:string-value="INSERT INTO SHINJUKU_LUNCH VALUES ('10','','ロッテリア','月替りサービス（パティ増量・ポテト半額・無料引換券など）');" calcext:value-type="string">
            <text:p>INSERT INTO SHINJUKU_LUNCH VALUES ('1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ロッテリア</text:p>
          </table:table-cell>
          <table:table-cell table:style-name="ce1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HINJUKU_LUNCH VALUES ('&quot;&amp;[.A13]&amp;&quot;','&quot;&amp;[.B13]&amp;&quot;','&quot;&amp;[.C13]&amp;&quot;','&quot;&amp;[.D13]&amp;&quot;');&quot;" office:value-type="string" office:string-value="INSERT INTO SHINJUKU_LUNCH VALUES ('20','','ロッテリア','月替りサービス（パティ増量・ポテト半額・無料引換券など）');" calcext:value-type="string">
            <text:p>INSERT INTO SHINJUKU_LUNCH VALUES ('2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ロッテリア</text:p>
          </table:table-cell>
          <table:table-cell table:style-name="ce1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HINJUKU_LUNCH VALUES ('&quot;&amp;[.A14]&amp;&quot;','&quot;&amp;[.B14]&amp;&quot;','&quot;&amp;[.C14]&amp;&quot;','&quot;&amp;[.D14]&amp;&quot;');&quot;" office:value-type="string" office:string-value="INSERT INTO SHINJUKU_LUNCH VALUES ('30','','ロッテリア','月替りサービス（パティ増量・ポテト半額・無料引換券など）');" calcext:value-type="string">
            <text:p>INSERT INTO SHINJUKU_LUNCH VALUES ('3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てんや</text:p>
          </table:table-cell>
          <table:table-cell table:style-name="ce1" office:value-type="string" calcext:value-type="string">
            <text:p>390円 天丼 550円 天丼＋小そばor小うどん</text:p>
          </table:table-cell>
          <table:table-cell/>
          <table:table-cell table:formula="of:=&quot;INSERT INTO SHINJUKU_LUNCH VALUES ('&quot;&amp;[.A15]&amp;&quot;','&quot;&amp;[.B15]&amp;&quot;','&quot;&amp;[.C15]&amp;&quot;','&quot;&amp;[.D15]&amp;&quot;');&quot;" office:value-type="string" office:string-value="INSERT INTO SHINJUKU_LUNCH VALUES ('18','','てんや','390円 天丼 550円 天丼＋小そばor小うどん');" calcext:value-type="string">
            <text:p>INSERT INTO SHINJUKU_LUNCH VALUES ('18','','てんや','390円 天丼 550円 天丼＋小そばor小うどん');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フレッシュネスバーガー</text:p>
          </table:table-cell>
          <table:table-cell table:style-name="ce1" office:value-type="string" calcext:value-type="string">
            <text:p>お得なイベントやサービス</text:p>
          </table:table-cell>
          <table:table-cell/>
          <table:table-cell table:formula="of:=&quot;INSERT INTO SHINJUKU_LUNCH VALUES ('&quot;&amp;[.A16]&amp;&quot;','&quot;&amp;[.B16]&amp;&quot;','&quot;&amp;[.C16]&amp;&quot;','&quot;&amp;[.D16]&amp;&quot;');&quot;" office:value-type="string" office:string-value="INSERT INTO SHINJUKU_LUNCH VALUES ('20','','フレッシュネスバーガー','お得なイベントやサービス');" calcext:value-type="string">
            <text:p>INSERT INTO SHINJUKU_LUNCH VALUES ('20','','フレッシュネスバーガー','お得なイベントやサービス');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ケンタッキーフライドチキン</text:p>
          </table:table-cell>
          <table:table-cell table:style-name="ce1" office:value-type="string" calcext:value-type="string">
            <text:p>「とりの日」パック 1,450円 → 1,000円</text:p>
          </table:table-cell>
          <table:table-cell/>
          <table:table-cell table:formula="of:=&quot;INSERT INTO SHINJUKU_LUNCH VALUES ('&quot;&amp;[.A17]&amp;&quot;','&quot;&amp;[.B17]&amp;&quot;','&quot;&amp;[.C17]&amp;&quot;','&quot;&amp;[.D17]&amp;&quot;');&quot;" office:value-type="string" office:string-value="INSERT INTO SHINJUKU_LUNCH VALUES ('28','','ケンタッキーフライドチキン','「とりの日」パック 1,450円 → 1,000円');" calcext:value-type="string">
            <text:p>INSERT INTO SHINJUKU_LUNCH VALUES ('28','','ケンタッキーフライドチキン','「とりの日」パック 1,450円 → 1,000円');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伝説のすた丼屋</text:p>
          </table:table-cell>
          <table:table-cell table:style-name="ce1" office:value-type="string" calcext:value-type="string">
            <text:p>『肉の日』 肉50%増量</text:p>
          </table:table-cell>
          <table:table-cell/>
          <table:table-cell table:formula="of:=&quot;INSERT INTO SHINJUKU_LUNCH VALUES ('&quot;&amp;[.A18]&amp;&quot;','&quot;&amp;[.B18]&amp;&quot;','&quot;&amp;[.C18]&amp;&quot;','&quot;&amp;[.D18]&amp;&quot;');&quot;" office:value-type="string" office:string-value="INSERT INTO SHINJUKU_LUNCH VALUES ('29','','伝説のすた丼屋','『肉の日』 肉50%増量');" calcext:value-type="string">
            <text:p>INSERT INTO SHINJUKU_LUNCH VALUES ('29','','伝説のすた丼屋','『肉の日』 肉50%増量');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なか卯</text:p>
          </table:table-cell>
          <table:table-cell table:style-name="ce1" office:value-type="string" calcext:value-type="string">
            <text:p>クーポンで値引き</text:p>
          </table:table-cell>
          <table:table-cell/>
          <table:table-cell table:formula="of:=&quot;INSERT INTO SHINJUKU_LUNCH VALUES ('&quot;&amp;[.A19]&amp;&quot;','&quot;&amp;[.B19]&amp;&quot;','&quot;&amp;[.C19]&amp;&quot;','&quot;&amp;[.D19]&amp;&quot;');&quot;" office:value-type="string" office:string-value="INSERT INTO SHINJUKU_LUNCH VALUES ('14','','なか卯','クーポンで値引き');" calcext:value-type="string">
            <text:p>INSERT INTO SHINJUKU_LUNCH VALUES ('14','','なか卯','クーポンで値引き');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なか卯</text:p>
          </table:table-cell>
          <table:table-cell table:style-name="ce1" office:value-type="string" calcext:value-type="string">
            <text:p>クーポンで値引き</text:p>
          </table:table-cell>
          <table:table-cell/>
          <table:table-cell table:formula="of:=&quot;INSERT INTO SHINJUKU_LUNCH VALUES ('&quot;&amp;[.A20]&amp;&quot;','&quot;&amp;[.B20]&amp;&quot;','&quot;&amp;[.C20]&amp;&quot;','&quot;&amp;[.D20]&amp;&quot;');&quot;" office:value-type="string" office:string-value="INSERT INTO SHINJUKU_LUNCH VALUES ('15','','なか卯','クーポンで値引き');" calcext:value-type="string">
            <text:p>INSERT INTO SHINJUKU_LUNCH VALUES ('15','','なか卯','クーポンで値引き');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なか卯</text:p>
          </table:table-cell>
          <table:table-cell table:style-name="ce1" office:value-type="string" calcext:value-type="string">
            <text:p>クーポンで値引き</text:p>
          </table:table-cell>
          <table:table-cell/>
          <table:table-cell table:formula="of:=&quot;INSERT INTO SHINJUKU_LUNCH VALUES ('&quot;&amp;[.A21]&amp;&quot;','&quot;&amp;[.B21]&amp;&quot;','&quot;&amp;[.C21]&amp;&quot;','&quot;&amp;[.D21]&amp;&quot;');&quot;" office:value-type="string" office:string-value="INSERT INTO SHINJUKU_LUNCH VALUES ('16','','なか卯','クーポンで値引き');" calcext:value-type="string">
            <text:p>INSERT INTO SHINJUKU_LUNCH VALUES ('16','','なか卯','クーポンで値引き');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オリジン弁当</text:p>
          </table:table-cell>
          <table:table-cell table:style-name="ce1" office:value-type="string" calcext:value-type="string">
            <text:p>ＷＡＯＮポイントが5倍</text:p>
          </table:table-cell>
          <table:table-cell/>
          <table:table-cell table:formula="of:=&quot;INSERT INTO SHINJUKU_LUNCH VALUES ('&quot;&amp;[.A22]&amp;&quot;','&quot;&amp;[.B22]&amp;&quot;','&quot;&amp;[.C22]&amp;&quot;','&quot;&amp;[.D22]&amp;&quot;');&quot;" office:value-type="string" office:string-value="INSERT INTO SHINJUKU_LUNCH VALUES ('5','','オリジン弁当','ＷＡＯＮポイントが5倍');" calcext:value-type="string">
            <text:p>INSERT INTO SHINJUKU_LUNCH VALUES ('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オリジン弁当</text:p>
          </table:table-cell>
          <table:table-cell table:style-name="ce1" office:value-type="string" calcext:value-type="string">
            <text:p>ＷＡＯＮポイントが5倍</text:p>
          </table:table-cell>
          <table:table-cell/>
          <table:table-cell table:formula="of:=&quot;INSERT INTO SHINJUKU_LUNCH VALUES ('&quot;&amp;[.A23]&amp;&quot;','&quot;&amp;[.B23]&amp;&quot;','&quot;&amp;[.C23]&amp;&quot;','&quot;&amp;[.D23]&amp;&quot;');&quot;" office:value-type="string" office:string-value="INSERT INTO SHINJUKU_LUNCH VALUES ('15','','オリジン弁当','ＷＡＯＮポイントが5倍');" calcext:value-type="string">
            <text:p>INSERT INTO SHINJUKU_LUNCH VALUES ('1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オリジン弁当</text:p>
          </table:table-cell>
          <table:table-cell table:style-name="ce1" office:value-type="string" calcext:value-type="string">
            <text:p>ＷＡＯＮポイントが5倍</text:p>
          </table:table-cell>
          <table:table-cell/>
          <table:table-cell table:formula="of:=&quot;INSERT INTO SHINJUKU_LUNCH VALUES ('&quot;&amp;[.A24]&amp;&quot;','&quot;&amp;[.B24]&amp;&quot;','&quot;&amp;[.C24]&amp;&quot;','&quot;&amp;[.D24]&amp;&quot;');&quot;" office:value-type="string" office:string-value="INSERT INTO SHINJUKU_LUNCH VALUES ('25','','オリジン弁当','ＷＡＯＮポイントが5倍');" calcext:value-type="string">
            <text:p>INSERT INTO SHINJUKU_LUNCH VALUES ('2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モスバーガー</text:p>
          </table:table-cell>
          <table:table-cell table:style-name="ce1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HINJUKU_LUNCH VALUES ('&quot;&amp;[.A25]&amp;&quot;','&quot;&amp;[.B25]&amp;&quot;','&quot;&amp;[.C25]&amp;&quot;','&quot;&amp;[.D25]&amp;&quot;');&quot;" office:value-type="string" office:string-value="INSERT INTO SHINJUKU_LUNCH VALUES ('25','','モスバーガー','1,000円以上の入金で4%相当のMOSポイントがもらえます');" calcext:value-type="string">
            <text:p>INSERT INTO SHINJUKU_LUNCH VALUES ('25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モスバーガー</text:p>
          </table:table-cell>
          <table:table-cell table:style-name="ce1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HINJUKU_LUNCH VALUES ('&quot;&amp;[.A26]&amp;&quot;','&quot;&amp;[.B26]&amp;&quot;','&quot;&amp;[.C26]&amp;&quot;','&quot;&amp;[.D26]&amp;&quot;');&quot;" office:value-type="string" office:string-value="INSERT INTO SHINJUKU_LUNCH VALUES ('26','','モスバーガー','1,000円以上の入金で4%相当のMOSポイントがもらえます');" calcext:value-type="string">
            <text:p>INSERT INTO SHINJUKU_LUNCH VALUES ('26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モスバーガー</text:p>
          </table:table-cell>
          <table:table-cell table:style-name="ce1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HINJUKU_LUNCH VALUES ('&quot;&amp;[.A27]&amp;&quot;','&quot;&amp;[.B27]&amp;&quot;','&quot;&amp;[.C27]&amp;&quot;','&quot;&amp;[.D27]&amp;&quot;');&quot;" office:value-type="string" office:string-value="INSERT INTO SHINJUKU_LUNCH VALUES ('27','','モスバーガー','1,000円以上の入金で4%相当のMOSポイントがもらえます');" calcext:value-type="string">
            <text:p>INSERT INTO SHINJUKU_LUNCH VALUES ('27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モスバーガー</text:p>
          </table:table-cell>
          <table:table-cell table:style-name="ce1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HINJUKU_LUNCH VALUES ('&quot;&amp;[.A28]&amp;&quot;','&quot;&amp;[.B28]&amp;&quot;','&quot;&amp;[.C28]&amp;&quot;','&quot;&amp;[.D28]&amp;&quot;');&quot;" office:value-type="string" office:string-value="INSERT INTO SHINJUKU_LUNCH VALUES ('29','','モスバーガー','1,000円以上の入金で4%相当のMOSポイントがもらえます');" calcext:value-type="string">
            <text:p>INSERT INTO SHINJUKU_LUNCH VALUES ('29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甘太郎</text:p>
          </table:table-cell>
          <table:table-cell table:style-name="ce1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HINJUKU_LUNCH VALUES ('&quot;&amp;[.A29]&amp;&quot;','&quot;&amp;[.B29]&amp;&quot;','&quot;&amp;[.C29]&amp;&quot;','&quot;&amp;[.D29]&amp;&quot;');&quot;" office:value-type="string" office:string-value="INSERT INTO SHINJUKU_LUNCH VALUES ('27','','甘太郎','LINEで甘太郎と友達になると、肉半額のクーポンが配信されます');" calcext:value-type="string">
            <text:p>INSERT INTO SHINJUKU_LUNCH VALUES ('27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甘太郎</text:p>
          </table:table-cell>
          <table:table-cell table:style-name="ce1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HINJUKU_LUNCH VALUES ('&quot;&amp;[.A30]&amp;&quot;','&quot;&amp;[.B30]&amp;&quot;','&quot;&amp;[.C30]&amp;&quot;','&quot;&amp;[.D30]&amp;&quot;');&quot;" office:value-type="string" office:string-value="INSERT INTO SHINJUKU_LUNCH VALUES ('28','','甘太郎','LINEで甘太郎と友達になると、肉半額のクーポンが配信されます');" calcext:value-type="string">
            <text:p>INSERT INTO SHINJUKU_LUNCH VALUES ('28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甘太郎</text:p>
          </table:table-cell>
          <table:table-cell table:style-name="ce1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HINJUKU_LUNCH VALUES ('&quot;&amp;[.A31]&amp;&quot;','&quot;&amp;[.B31]&amp;&quot;','&quot;&amp;[.C31]&amp;&quot;','&quot;&amp;[.D31]&amp;&quot;');&quot;" office:value-type="string" office:string-value="INSERT INTO SHINJUKU_LUNCH VALUES ('29','','甘太郎','LINEで甘太郎と友達になると、肉半額のクーポンが配信されます');" calcext:value-type="string">
            <text:p>INSERT INTO SHINJUKU_LUNCH VALUES ('29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甘太郎</text:p>
          </table:table-cell>
          <table:table-cell table:style-name="ce1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HINJUKU_LUNCH VALUES ('&quot;&amp;[.A32]&amp;&quot;','&quot;&amp;[.B32]&amp;&quot;','&quot;&amp;[.C32]&amp;&quot;','&quot;&amp;[.D32]&amp;&quot;');&quot;" office:value-type="string" office:string-value="INSERT INTO SHINJUKU_LUNCH VALUES ('30','','甘太郎','LINEで甘太郎と友達になると、肉半額のクーポンが配信されます');" calcext:value-type="string">
            <text:p>INSERT INTO SHINJUKU_LUNCH VALUES ('30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甘太郎</text:p>
          </table:table-cell>
          <table:table-cell table:style-name="ce1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HINJUKU_LUNCH VALUES ('&quot;&amp;[.A33]&amp;&quot;','&quot;&amp;[.B33]&amp;&quot;','&quot;&amp;[.C33]&amp;&quot;','&quot;&amp;[.D33]&amp;&quot;');&quot;" office:value-type="string" office:string-value="INSERT INTO SHINJUKU_LUNCH VALUES ('31','','甘太郎','LINEで甘太郎と友達になると、肉半額のクーポンが配信されます');" calcext:value-type="string">
            <text:p>INSERT INTO SHINJUKU_LUNCH VALUES ('31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牛角</text:p>
          </table:table-cell>
          <table:table-cell table:style-name="ce1" office:value-type="string" calcext:value-type="string">
            <text:p>月替わりで半額になったり、色々とお得なメニューが登場したりしています</text:p>
          </table:table-cell>
          <table:table-cell/>
          <table:table-cell table:formula="of:=&quot;INSERT INTO SHINJUKU_LUNCH VALUES ('&quot;&amp;[.A34]&amp;&quot;','&quot;&amp;[.B34]&amp;&quot;','&quot;&amp;[.C34]&amp;&quot;','&quot;&amp;[.D34]&amp;&quot;');&quot;" office:value-type="string" office:string-value="INSERT INTO SHINJUKU_LUNCH VALUES ('29','','牛角','月替わりで半額になったり、色々とお得なメニューが登場したりしています');" calcext:value-type="string">
            <text:p>INSERT INTO SHINJUKU_LUNCH VALUES ('29','','牛角','月替わりで半額になったり、色々とお得なメニューが登場したりしています');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焼肉トラジ</text:p>
          </table:table-cell>
          <table:table-cell table:style-name="ce1" office:value-type="string" calcext:value-type="string">
            <text:p>お得なイベントが開催されています</text:p>
          </table:table-cell>
          <table:table-cell/>
          <table:table-cell table:formula="of:=&quot;INSERT INTO SHINJUKU_LUNCH VALUES ('&quot;&amp;[.A35]&amp;&quot;','&quot;&amp;[.B35]&amp;&quot;','&quot;&amp;[.C35]&amp;&quot;','&quot;&amp;[.D35]&amp;&quot;');&quot;" office:value-type="string" office:string-value="INSERT INTO SHINJUKU_LUNCH VALUES ('29','','焼肉トラジ','お得なイベントが開催されています');" calcext:value-type="string">
            <text:p>INSERT INTO SHINJUKU_LUNCH VALUES ('29','','焼肉トラジ','お得なイベントが開催されています');</text:p>
          </table:table-cell>
          <table:table-cell table:number-columns-repeated="1018"/>
        </table:table-row>
        <table:table-row table:style-name="ro1" table:number-rows-repeated="9">
          <table:table-cell table:style-name="ce1" table:number-columns-repeated="4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○テーブル作成</text:p>
          </table:table-cell>
        </table:table-row>
        <table:table-row table:style-name="ro1">
          <table:table-cell office:value-type="string" calcext:value-type="string">
            <text:p>CREATE TABLE SHINJUKU_LUNCH (SERVICE_DAY int, SERVICE_WEEK varchar(10), SHOP_NAME varchar(20), SPECIAL varchar(50));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○google map</text:p>
          </table:table-cell>
        </table:table-row>
        <table:table-row table:style-name="ro1">
          <table:table-cell office:value-type="string" calcext:value-type="string">
            <text:p>pip3 install googlema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IPA Pゴシック" svg:font-family="'Liberation SansIPA P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00/00/00</text:date>, <text:time style:data-style-name="N2" text:time-value="11:03:23.883666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9:29:53.347277288</meta:creation-date>
    <dc:date>2018-05-14T11:08:15.489978406</dc:date>
    <meta:editing-duration>PT22M42S</meta:editing-duration>
    <meta:editing-cycles>5</meta:editing-cycles>
    <meta:generator>LibreOffice/5.2.7.2$Linux_ARM_EABI LibreOffice_project/20m0$Build-2</meta:generator>
    <meta:document-statistic meta:table-count="2" meta:cell-count="144" meta:object-count="0"/>
  </office:meta>
</office:document-meta>
</file>